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font-family-generic="roman" style:font-pitch="variable" style:name="Cambria" svg:font-family="Cambria" svg:panose-1="2 4 5 3 5 4 6 3 2 4"/>
    <style:font-face style:font-family-generic="modern" style:font-pitch="fixed" style:name="MS Mincho" svg:font-family="MS Mincho" svg:panose-1="2 2 6 9 4 2 5 8 3 4"/>
    <style:font-face style:font-family-generic="roman" style:font-pitch="variable" style:name="Times New Roman" svg:font-family="Times New Roman" svg:panose-1="2 2 6 3 5 4 5 2 3 4"/>
    <style:font-face style:font-family-generic="swiss" style:font-pitch="variable" style:name="Calibri" svg:font-family="Calibri" svg:panose-1="2 15 5 2 2 2 4 3 2 4"/>
    <style:font-face style:font-family-generic="modern" style:font-pitch="fixed" style:name="MS Gothic" svg:font-family="MS Gothic" svg:panose-1="2 11 6 9 7 2 5 8 2 4"/>
    <style:font-face style:font-family-generic="roman" style:font-pitch="variable" style:name="Cambria" svg:font-family="Cambria" svg:panose-1="2 4 5 3 5 4 6 3 2 4"/>
    <style:font-face style:font-family-generic="swiss" style:font-pitch="variable" style:name="Calibri" svg:font-family="Calibri" svg:panose-1="2 15 5 2 2 2 4 3 2 4"/>
  </office:font-face-decls>
  <office:automatic-styles>
    <style:style style:family="paragraph" style:name="aad7e5d" style:parent-style-name="Normal">
      <style:paragraph-properties fo:border-bottom="0.18mm solid #000000" fo:border-left="0.18mm solid #000000" fo:border-right="0.18mm solid #000000" fo:border-top="0.18mm solid #000000" fo:padding-bottom="0.35mm" fo:padding-left="1.41mm" fo:padding-right="1.41mm" fo:padding-top="0.35mm"/>
    </style:style>
    <style:style style:family="paragraph" style:name="a157f26" style:parent-style-name="Normal">
      <style:paragraph-properties fo:border-bottom="0.18mm solid #000000" fo:border-left="0.18mm solid #000000" fo:border-right="0.18mm solid #000000" fo:border-top="0.18mm solid #000000" fo:padding-bottom="0.35mm" fo:padding-left="1.41mm" fo:padding-right="1.41mm" fo:padding-top="0.35mm"/>
    </style:style>
    <style:style style:family="paragraph" style:name="a2021c8" style:parent-style-name="Heading2">
      <style:paragraph-properties/>
    </style:style>
    <style:style style:family="paragraph" style:name="af9e95b" style:parent-style-name="Normal">
      <style:paragraph-properties fo:border-bottom="0.18mm solid #000000" fo:border-left="0.18mm solid #000000" fo:border-right="0.18mm solid #000000" fo:border-top="0.18mm solid #000000" fo:padding-bottom="0.35mm" fo:padding-left="1.41mm" fo:padding-right="1.41mm" fo:padding-top="0.35mm"/>
    </style:style>
    <style:style style:family="paragraph" style:name="a8243b4" style:parent-style-name="Normal">
      <style:paragraph-properties fo:border-bottom="0.18mm solid #000000" fo:border-left="0.18mm solid #000000" fo:border-right="0.18mm solid #000000" fo:border-top="0.18mm solid #000000" fo:padding-bottom="0.35mm" fo:padding-left="1.41mm" fo:padding-right="1.41mm" fo:padding-top="0.35mm"/>
    </style:style>
    <style:style style:family="paragraph" style:name="a158c88" style:parent-style-name="Heading2">
      <style:paragraph-properties/>
    </style:style>
    <style:style style:family="paragraph" style:name="a947924" style:parent-style-name="Heading2">
      <style:paragraph-properties/>
    </style:style>
    <style:style style:family="paragraph" style:name="a410014" style:parent-style-name="Normal">
      <style:paragraph-properties fo:background-color="#FFFF00"/>
    </style:style>
    <style:style style:family="paragraph" style:name="a90221f" style:parent-style-name="Heading2">
      <style:paragraph-properties/>
    </style:style>
    <style:style style:family="paragraph" style:name="a342950" style:parent-style-name="Normal">
      <style:paragraph-properties fo:margin-left="10.0mm" fo:margin-right="30.0mm" fo:text-indent="10.0mm"/>
    </style:style>
    <style:style style:family="paragraph" style:name="af6b776" style:parent-style-name="Normal">
      <style:paragraph-properties fo:margin-left="10.0mm" fo:margin-right="30.0mm" fo:text-indent="10.0mm"/>
    </style:style>
    <style:style style:family="paragraph" style:name="ae89a39" style:parent-style-name="Heading2">
      <style:paragraph-properties/>
    </style:style>
    <style:style style:family="paragraph" style:name="ace1e8c" style:parent-style-name="Heading2">
      <style:paragraph-properties/>
    </style:style>
    <style:style style:family="paragraph" style:name="ae3c99a" style:parent-style-name="Normal">
      <style:paragraph-properties fo:margin-bottom="4.23mm"/>
    </style:style>
    <style:style style:family="paragraph" style:name="a316842" style:parent-style-name="Normal">
      <style:paragraph-properties fo:margin-bottom="4.23mm"/>
    </style:style>
    <style:style style:family="paragraph" style:name="a17a03a" style:parent-style-name="Heading2">
      <style:paragraph-properties/>
    </style:style>
    <style:style style:family="paragraph" style:name="aabc492" style:parent-style-name="Normal">
      <style:paragraph-properties fo:margin-top="4.23mm"/>
    </style:style>
    <style:style style:family="paragraph" style:name="ab8115e" style:parent-style-name="Normal">
      <style:paragraph-properties fo:margin-top="4.23mm"/>
    </style:style>
    <style:style style:family="paragraph" style:name="a20149c" style:parent-style-name="Normal">
      <style:paragraph-properties fo:margin-top="4.23mm"/>
    </style:style>
    <style:style style:family="paragraph" style:name="a018aed" style:parent-style-name="Heading2">
      <style:paragraph-properties/>
    </style:style>
    <style:style style:family="paragraph" style:name="adea106" style:parent-style-name="Normal">
      <style:paragraph-properties fo:line-height="150%"/>
    </style:style>
    <style:style style:family="paragraph" style:name="aa03bb8" style:parent-style-name="Normal">
      <style:paragraph-properties fo:line-height="150%"/>
    </style:style>
    <style:style style:family="paragraph" style:name="a0c530f" style:parent-style-name="Heading2">
      <style:paragraph-properties/>
    </style:style>
    <style:style style:family="paragraph" style:name="a39bcf2" style:parent-style-name="Normal">
      <style:paragraph-properties fo:text-align="justify"/>
    </style:style>
    <style:style style:family="paragraph" style:name="a2fa2ac" style:parent-style-name="Normal">
      <style:paragraph-properties fo:text-align="justify"/>
    </style:style>
    <style:style style:family="paragraph" style:name="aabd5c9" style:parent-style-name="Heading2">
      <style:paragraph-properties/>
    </style:style>
    <style:style style:family="paragraph" style:name="adf7c8e" style:parent-style-name="Normal">
      <style:paragraph-properties fo:text-align="right"/>
    </style:style>
    <style:style style:family="paragraph" style:name="a621694" style:parent-style-name="Normal">
      <style:paragraph-properties fo:text-align="right"/>
    </style:style>
    <style:style style:family="paragraph" style:name="a73eeef" style:parent-style-name="Heading2">
      <style:paragraph-properties/>
    </style:style>
    <style:style style:family="paragraph" style:name="acb2b2a" style:parent-style-name="Normal">
      <style:paragraph-properties fo:text-align="center"/>
    </style:style>
    <style:style style:family="paragraph" style:name="ab7b478" style:parent-style-name="Normal">
      <style:paragraph-properties fo:text-align="center"/>
    </style:style>
    <style:style style:family="paragraph" style:name="a6c4241" style:parent-style-name="Heading2">
      <style:paragraph-properties/>
    </style:style>
    <style:style style:family="paragraph" style:name="af0f8af" style:parent-style-name="Heading2">
      <style:paragraph-properties/>
    </style:style>
    <style:style style:family="paragraph" style:name="a6701e8" style:parent-style-name="Title">
      <style:paragraph-properties fo:break-before="page"/>
    </style:style>
  </office:automatic-styles>
  <office:body>
    <office:text>
      <text:p text:style-name="a6701e8">Paragraph<text:s/>Attributes</text:p>
      <text:p text:style-name="Subtitle">Examples</text:p>
      <text:h text:outline-level="2" text:style-name="af0f8af">Align Text Left</text:h>
      <text:p text:style-name="Normal">Lorem ipsum dolor sit amet, consetetur sadipscing elitr,<text:s/><text:s/>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text:s/><text:s/>sed diam nonumy eirmod tempor invidunt ut labore et dolore magna aliquyam erat, sed diam voluptua.<text:s/></text:p>
      <text:p text:style-name="Normal"/>
      <text:h text:outline-level="2" text:style-name="a6c4241">Center</text:h>
      <text:p text:style-name="ab7b478">Lorem ipsum dolor sit amet, consetetur sadipscing elitr,<text:s/><text:s/>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text:s/><text:s/>sed diam nonumy eirmod tempor invidunt ut labore et dolore magna aliquyam erat, sed diam voluptua.</text:p>
      <text:p text:style-name="acb2b2a"/>
      <text:h text:outline-level="2" text:style-name="a73eeef">Align Text Right</text:h>
      <text:p text:style-name="a621694">Lorem ipsum dolor sit amet, consetetur sadipscing elitr,<text:s/><text:s/>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text:s/><text:s/>sed diam nonumy eirmod tempor invidunt ut labore et dolore magna aliquyam erat, sed diam voluptua.</text:p>
      <text:p text:style-name="adf7c8e"/>
      <text:h text:outline-level="2" text:style-name="aabd5c9">Justify</text:h>
      <text:p text:style-name="a2fa2ac">Lorem ipsum dolor sit amet, consetetur sadipscing elitr,<text:s/><text:s/>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text:s/><text:s/>sed diam nonumy eirmod tempor invidunt ut labore et dolore magna aliquyam erat, sed diam voluptua.</text:p>
      <text:p text:style-name="a39bcf2"/>
      <text:h text:outline-level="2" text:style-name="a0c530f">Line Spacing 1.5</text:h>
      <text:p text:style-name="aa03bb8">Lorem ipsum dolor sit amet, consetetur sadipscing elitr,<text:s/><text:s/>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text:s/><text:s/>sed diam nonumy eirmod tempor invidunt ut labore et dolore magna aliquyam erat, sed diam voluptua.</text:p>
      <text:p text:style-name="adea106"/>
      <text:h text:outline-level="2" text:style-name="a018aed">Space Before Paragraph</text:h>
      <text:p text:style-name="a20149c">Lorem ipsum dolor sit amet, consetetur sadipscing elitr,<text:s/><text:s/>sed diam nonumy eirmod tempor invidunt ut labore et dolore magna aliquyam erat, sed diam voluptua.<text:s/></text:p>
      <text:p text:style-name="ab8115e">At vero eos et accusam et justo duo dolores et ea rebum. Stet clita kasd gubergren, no sea takimata sanctus est Lorem ipsum dolor sit amet.</text:p>
      <text:p text:style-name="aabc492"/>
      <text:h text:outline-level="2" text:style-name="a17a03a">Space After Paragraph</text:h>
      <text:p text:style-name="a316842">Lorem ipsum dolor sit amet, consetetur sadipscing elitr,<text:s/><text:s/>sed diam nonumy eirmod tempor invidunt ut labore et dolore magna aliquyam erat, sed diam voluptua.<text:s/></text:p>
      <text:p text:style-name="ae3c99a">At vero eos et accusam et justo duo dolores et ea rebum. Stet clita kasd gubergren, no sea takimata sanctus est Lorem ipsum dolor sit amet.</text:p>
      <text:h text:outline-level="2" text:style-name="ace1e8c"/>
      <text:h text:outline-level="2" text:style-name="ae89a39">Margins Left 1cm, Right 3cm, First Line<text:s/>1cm</text:h>
      <text:p text:style-name="af6b776">Lorem ipsum dolor sit amet, consetetur sadipscing elitr,<text:s/><text:s/>sed diam nonumy eirmod tempor invidunt ut labore et dolore magna aliquyam erat, sed diam voluptua.<text:s/></text:p>
      <text:p text:style-name="a342950">At vero eos et accusam et justo duo dolores et ea rebum. Stet clita kasd gubergren, no sea takimata sanctus est Lorem ipsum dolor sit amet.</text:p>
      <text:p text:style-name="Normal"/>
      <text:h text:outline-level="2" text:style-name="a90221f">Paragraph Background Color</text:h>
      <text:p text:style-name="a410014">Lorem ipsum dolor sit amet, consetetur sadipscing elitr,<text:s/><text:s/>sed diam nonumy eirmod tempor invidunt ut labore et dolore magna aliquyam erat, sed diam voluptua.<text:s/></text:p>
      <text:h text:outline-level="2" text:style-name="a947924"/>
      <text:h text:outline-level="2" text:style-name="a158c88">Paragraph Borders Outside</text:h>
      <text:p text:style-name="a8243b4">Lorem ipsum dolor sit amet, consetetur sadipscing elitr,<text:s/><text:s/>sed diam nonumy eirmod tempor invidunt ut labore et dolore magna aliquyam erat, sed diam voluptua.</text:p>
      <text:p text:style-name="af9e95b">At vero eos et accusam et justo duo dolores et ea rebum. Stet clita kasd gubergren, no sea takimata sanctus est Lorem ipsum dolor sit amet.<text:s/></text:p>
      <text:p text:style-name="Normal"/>
      <text:h text:outline-level="2" text:style-name="a2021c8">Paragraph Borders All-Borders</text:h>
      <text:p text:style-name="a157f26">Lorem ipsum dolor sit amet, consetetur sadipscing elitr,<text:s/><text:s/>sed diam nonumy eirmod tempor invidunt ut labore et dolore magna aliquyam erat, sed diam voluptua.</text:p>
      <text:p text:style-name="aad7e5d">At vero eos et accusam et justo duo dolores et ea rebum. Stet clita kasd gubergren, no sea takimata sanctus est Lorem ipsum dolor sit amet.<text:s/></text:p>
      <text:p text:style-name="Normal"/>
      <text:p text:style-name="Normal"/>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font-family-generic="roman" style:font-pitch="variable" style:name="Cambria" svg:font-family="Cambria" svg:panose-1="2 4 5 3 5 4 6 3 2 4"/>
    <style:font-face style:font-family-generic="modern" style:font-pitch="fixed" style:name="MS Mincho" svg:font-family="MS Mincho" svg:panose-1="2 2 6 9 4 2 5 8 3 4"/>
    <style:font-face style:font-family-generic="roman" style:font-pitch="variable" style:name="Times New Roman" svg:font-family="Times New Roman" svg:panose-1="2 2 6 3 5 4 5 2 3 4"/>
    <style:font-face style:font-family-generic="swiss" style:font-pitch="variable" style:name="Calibri" svg:font-family="Calibri" svg:panose-1="2 15 5 2 2 2 4 3 2 4"/>
    <style:font-face style:font-family-generic="modern" style:font-pitch="fixed" style:name="MS Gothic" svg:font-family="MS Gothic" svg:panose-1="2 11 6 9 7 2 5 8 2 4"/>
    <style:font-face style:font-family-generic="roman" style:font-pitch="variable" style:name="Cambria" svg:font-family="Cambria" svg:panose-1="2 4 5 3 5 4 6 3 2 4"/>
    <style:font-face style:font-family-generic="swiss" style:font-pitch="variable" style:name="Calibri" svg:font-family="Calibri" svg:panose-1="2 15 5 2 2 2 4 3 2 4"/>
  </office:font-face-decls>
  <office:styles>
    <style:default-style style:family="paragraph">
      <style:paragraph-properties fo:background-color="transparent" fo:border-bottom="none" fo:border-left="none" fo:border-right="none" fo:border-top="none" fo:line-height="100%" fo:padding-bottom="0.0mm" fo:padding-left="0.0mm" fo:padding-right="0.0mm" fo:padding-top="0.0mm" fo:text-align="left"/>
      <style:text-properties fo:background-color="transparent" fo:country="US" fo:font-size="12.0pt" fo:font-style="normal" fo:font-weight="normal" fo:language="en" fo:letter-spacing="normal" style:font-name="Cambria" style:font-name-asian="MS Mincho" style:font-name-complex="Times New Roman" style:font-size-asian="12.0pt" style:font-style-asian="normal" style:font-style-complex="normal" style:font-weight-asian="normal" style:font-weight-complex="normal" style:text-position="0% 100%" style:use-window-font-color="true"/>
    </style:default-style>
    <style:style style:display-name="Normal" style:family="paragraph" style:name="Normal" style:parent-style-name="default_paragraph_style"/>
    <style:style style:display-name="Subtitle" style:family="paragraph" style:name="Subtitle" style:next-style-name="Normal" style:parent-style-name="Normal">
      <style:paragraph-properties/>
      <style:text-properties fo:color="#4F81BD" fo:font-style="italic" fo:letter-spacing="0.26mm" style:font-name="Calibri" style:font-name-asian="MS Gothic" style:font-name-complex="Times New Roman" style:font-style-asian="italic" style:font-style-complex="italic"/>
    </style:style>
    <style:style style:default-outline-level="2" style:display-name="Heading 2" style:family="paragraph" style:name="Heading2" style:next-style-name="Normal" style:parent-style-name="Normal">
      <style:paragraph-properties fo:margin-top="3.53mm"/>
      <style:text-properties fo:color="#4F81BD" fo:font-size="13.0pt" fo:font-weight="bold" style:font-name="Calibri" style:font-name-asian="MS Gothic" style:font-name-complex="Times New Roman" style:font-size-asian="13.0pt" style:font-weight-asian="bold" style:font-weight-complex="bold"/>
    </style:style>
    <style:style style:display-name="Title" style:family="paragraph" style:name="Title" style:next-style-name="Normal" style:parent-style-name="Normal">
      <style:paragraph-properties fo:border-bottom="0.35mm solid #4F81BD" fo:border-left="none" fo:border-right="none" fo:border-top="none" fo:margin-bottom="5.29mm" fo:padding-bottom="1.41mm" fo:padding-left="0.0mm" fo:padding-right="0.0mm" fo:padding-top="0.0mm"/>
      <style:text-properties fo:color="#17365D" fo:font-size="26.0pt" fo:letter-spacing="0.09mm" style:font-name="Calibri" style:font-name-asian="MS Gothic" style:font-name-complex="Times New Roman" style:font-size-asian="26.0pt"/>
    </style:style>
    <style:style style:default-outline-level="1" style:display-name="Heading 1" style:family="paragraph" style:name="Heading1" style:next-style-name="Normal" style:parent-style-name="Normal">
      <style:paragraph-properties fo:margin-top="8.47mm"/>
      <style:text-properties fo:color="#345A8A" fo:font-size="16.0pt" fo:font-weight="bold" style:font-name="Calibri" style:font-name-asian="MS Gothic" style:font-name-complex="Times New Roman" style:font-size-asian="16.0pt" style:font-weight-asian="bold" style:font-weight-complex="bold"/>
    </style:style>
    <style:style style:display-name="Default Paragraph Font" style:family="text" style:name="DefaultParagraphFont" style:parent-style-name="default_character_style"/>
    <style:style style:display-name="Title Char" style:family="text" style:name="TitleChar" style:parent-style-name="DefaultParagraphFont">
      <style:text-properties fo:color="#17365D" fo:font-size="26.0pt" fo:letter-spacing="0.09mm" style:font-name="Calibri" style:font-name-asian="MS Gothic" style:font-name-complex="Times New Roman" style:font-size-asian="26.0pt"/>
    </style:style>
    <style:style style:display-name="Subtitle Char" style:family="text" style:name="SubtitleChar" style:parent-style-name="DefaultParagraphFont">
      <style:text-properties fo:color="#4F81BD" fo:font-style="italic" fo:letter-spacing="0.26mm" style:font-name="Calibri" style:font-name-asian="MS Gothic" style:font-name-complex="Times New Roman" style:font-style-asian="italic" style:font-style-complex="italic"/>
    </style:style>
    <style:style style:display-name="Heading 2 Char" style:family="text" style:name="Heading2Char" style:parent-style-name="DefaultParagraphFont">
      <style:text-properties fo:color="#4F81BD" fo:font-size="13.0pt" fo:font-weight="bold" style:font-name="Calibri" style:font-name-asian="MS Gothic" style:font-name-complex="Times New Roman" style:font-size-asian="13.0pt" style:font-weight-asian="bold" style:font-weight-complex="bold"/>
    </style:style>
    <style:style style:display-name="Heading 1 Char" style:family="text" style:name="Heading1Char" style:parent-style-name="DefaultParagraphFont">
      <style:text-properties fo:color="#345A8A" fo:font-size="16.0pt" fo:font-weight="bold" style:font-name="Calibri" style:font-name-asian="MS Gothic" style:font-name-complex="Times New Roman" style:font-size-asian="16.0pt" style:font-weight-asian="bold" style:font-weight-complex="bold"/>
    </style:style>
    <style:default-style style:family="graphic">
      <style:graphic-properties/>
    </style:default-style>
  </office: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9-07-23T14:11:33</dc:date>
    <meta:editing-cycles>2</meta:editing-cycles>
    <meta:editing-duration>PT0.005S</meta:editing-duration>
  </office:meta>
</office:document-meta>
</file>